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77in"/>
    </style:style>
    <style:style style:name="TableColumn3" style:family="table-column">
      <style:table-column-properties style:column-width="2.177in"/>
    </style:style>
    <style:style style:name="TableColumn4" style:family="table-column">
      <style:table-column-properties style:column-width="2.177in"/>
    </style:style>
    <style:style style:name="Table1" style:family="table" style:master-page-name="MP0">
      <style:table-properties style:width="6.5312in" fo:margin-left="0in" table:align="left"/>
    </style:style>
    <style:style style:name="TableRow5" style:family="table-row">
      <style:table-row-properties style:min-row-height="0.2493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olumn9" style:family="table-column">
      <style:table-column-properties style:column-width="2.0201in"/>
    </style:style>
    <style:style style:name="Table8" style:family="table">
      <style:table-properties style:width="2.020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olumn17" style:family="table-column">
      <style:table-column-properties style:column-width="2.0201in"/>
    </style:style>
    <style:style style:name="Table16" style:family="table">
      <style:table-properties style:width="2.0201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olumn40" style:family="table-column">
      <style:table-column-properties style:column-width="2.0201in"/>
    </style:style>
    <style:style style:name="Table39" style:family="table">
      <style:table-properties style:width="2.0201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File</text:p>
            <table:table table:style-name="Table8">
              <table:table-columns>
                <table:table-column table:style-name="TableColumn9"/>
              </table:table-columns>
              <table:table-row table:style-name="TableRow10">
                <table:table-cell table:style-name="TableCell11">
                  <text:p text:style-name="P12">Quit</text:p>
                </table:table-cell>
              </table:table-row>
            </table:table>
            <text:p text:style-name="P13"/>
          </table:table-cell>
          <table:table-cell table:style-name="TableCell14">
            <text:p text:style-name="P15">New</text:p>
            <table:table table:style-name="Table16">
              <table:table-columns>
                <table:table-column table:style-name="TableColumn17"/>
              </table:table-columns>
              <table:table-row table:style-name="TableRow18">
                <table:table-cell table:style-name="TableCell19">
                  <text:p text:style-name="P20">Add Flavor</text:p>
                </table:table-cell>
              </table:table-row>
              <table:table-row table:style-name="TableRow21">
                <table:table-cell table:style-name="TableCell22">
                  <text:p text:style-name="P23">Add Container</text:p>
                </table:table-cell>
              </table:table-row>
              <table:table-row table:style-name="TableRow24">
                <table:table-cell table:style-name="TableCell25">
                  <text:p text:style-name="P26">Add Topping<text:s/></text:p>
                </table:table-cell>
              </table:table-row>
              <table:table-row table:style-name="TableRow27">
                <table:table-cell table:style-name="TableCell28">
                  <text:p text:style-name="P29">Add Server</text:p>
                </table:table-cell>
              </table:table-row>
              <table:table-row table:style-name="TableRow30">
                <table:table-cell table:style-name="TableCell31">
                  <text:p text:style-name="P32">Add Customer</text:p>
                </table:table-cell>
              </table:table-row>
              <table:table-row table:style-name="TableRow33">
                <table:table-cell table:style-name="TableCell34">
                  <text:p text:style-name="P35">Create Order</text:p>
                </table:table-cell>
              </table:table-row>
            </table:table>
            <text:p text:style-name="P36"/>
          </table:table-cell>
          <table:table-cell table:style-name="TableCell37">
            <text:p text:style-name="P38">Help</text:p>
            <table:table table:style-name="Table39">
              <table:table-columns>
                <table:table-column table:style-name="TableColumn40"/>
              </table:table-columns>
              <table:table-row table:style-name="TableRow41">
                <table:table-cell table:style-name="TableCell42">
                  <text:p text:style-name="P43">About</text:p>
                </table:table-cell>
              </table:table-row>
            </table:table>
            <text:p text:style-name="P44"/>
          </table:table-cell>
        </table:table-row>
      </table:table>
      <text:p text:style-name="Normal"/>
      <text:p text:style-name="Normal"><draw:frame draw:style-name="a0" draw:name="Picture 1" text:anchor-type="as-char" svg:x="0in" svg:y="0in" svg:width="0.33333in" svg:height="0.33333in" style:rel-width="scale" style:rel-height="scale"><draw:image xlink:href="media/image1.png" xlink:type="simple" xlink:show="embed" xlink:actuate="onLoad"/><svg:title/><svg:desc>C:\Users\Chelsea\Documents\CSE 1325\new_scoop_icon.png</svg:desc></draw:frame><text:s text:c="3"/><draw:frame draw:style-name="a1" draw:name="Picture 2" text:anchor-type="as-char" svg:x="0in" svg:y="0in" svg:width="0.33333in" svg:height="0.33333in" style:rel-width="scale" style:rel-height="scale"><draw:image xlink:href="media/image2.png" xlink:type="simple" xlink:show="embed" xlink:actuate="onLoad"/><svg:title/><svg:desc>C:\Users\Chelsea\Documents\CSE 1325\new_container_icon.png</svg:desc></draw:frame><text:s text:c="3"/><draw:frame draw:style-name="a2" draw:name="Picture 3" text:anchor-type="as-char" svg:x="0in" svg:y="0in" svg:width="0.33333in" svg:height="0.33333in" style:rel-width="scale" style:rel-height="scale"><draw:image xlink:href="media/image3.png" xlink:type="simple" xlink:show="embed" xlink:actuate="onLoad"/><svg:title/><svg:desc>C:\Users\Chelsea\Documents\CSE 1325\new_topping_icon.png</svg:desc></draw:frame></text:p>
      <text:p text:style-name="Normal"><draw:frame draw:style-name="a3" draw:name="Picture 4" text:anchor-type="as-char" svg:x="0in" svg:y="0in" svg:width="0.33333in" svg:height="0.33333in" style:rel-width="scale" style:rel-height="scale"><draw:image xlink:href="media/image4.png" xlink:type="simple" xlink:show="embed" xlink:actuate="onLoad"/><svg:title/><svg:desc>C:\Users\Chelsea\Documents\CSE 1325\new_server_icon.png</svg:desc></draw:frame><text:s text:c="3"/><draw:frame draw:style-name="a4" draw:name="Picture 5" text:anchor-type="as-char" svg:x="0in" svg:y="0in" svg:width="0.33333in" svg:height="0.33333in" style:rel-width="scale" style:rel-height="scale"><draw:image xlink:href="media/image5.png" xlink:type="simple" xlink:show="embed" xlink:actuate="onLoad"/><svg:title/><svg:desc>C:\Users\Chelsea\Documents\CSE 1325\new_customer_icon.png</svg:desc></draw:frame></text:p>
      <text:p text:style-name="Normal"><draw:frame draw:style-name="a5" draw:name="Picture 6" text:anchor-type="as-char" svg:x="0in" svg:y="0in" svg:width="0.33333in" svg:height="0.33333in" style:rel-width="scale" style:rel-height="scale"><draw:image xlink:href="media/image6.png" xlink:type="simple" xlink:show="embed" xlink:actuate="onLoad"/><svg:title/><svg:desc>C:\Users\Chelsea\Documents\CSE 1325\new_order_icon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lsea May</meta:initial-creator>
    <dc:creator>Chelsea May</dc:creator>
    <meta:creation-date>2017-11-02T08:31:00Z</meta:creation-date>
    <dc:date>2017-11-02T08:31:00Z</dc:date>
    <meta:template xlink:href="Normal" xlink:type="simple"/>
    <meta:editing-cycles>2</meta:editing-cycles>
    <meta:editing-duration>PT0S</meta:editing-duration>
    <meta:document-statistic meta:page-count="1" meta:paragraph-count="1" meta:word-count="19" meta:character-count="130" meta:row-count="1" meta:non-whitespace-character-count="112"/>
  </office:meta>
</office:document-meta>
</file>